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aa2" draw:textarea-horizontal-align="justify" draw:textarea-vertical-align="middle" draw:auto-grow-height="false" fo:min-height="1.95cm" fo:min-width="3.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42cm" fo:min-width="1.7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gr6" style:family="graphic" style:parent-style-name="objectwithoutfill">
      <style:graphic-properties draw:stroke="solid" svg:stroke-color="#21409a" draw:fill="none" draw:textarea-vertical-align="middle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942cm" fo:min-width="1.764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942cm" fo:min-width="1.7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1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ce181e"/>
    </style:style>
    <style:style style:name="T1" style:family="text">
      <style:text-properties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599d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4.2cm" svg:height="2.2cm" svg:x="13.4cm" svg:y="8.7cm">
          <text:p text:style-name="P1">PIC32</text:p>
          <text:p text:style-name="P1">(MC/CPU)</text:p>
          <text:p text:style-name="P1"><text:span text:style-name="T1">PIC32MX270F25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2cm" svg:height="2.2cm" svg:x="16.8cm" svg:y="4.6cm">
          <text:p text:style-name="P1">Propeller</text:p>
          <text:p text:style-name="P1">(VGA)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2cm" svg:height="2.2cm" svg:x="22.7cm" svg:y="4.6cm">
          <text:p text:style-name="P1">AT24C512</text:p>
          <text:p text:style-name="P1">(EEPROM)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4.2cm" svg:height="2.2cm" svg:x="16.3cm" svg:y="12.8cm">
          <text:p text:style-name="P1">23LC1024</text:p>
          <text:p text:style-name="P1">(SRAM)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3.2cm" svg:height="3.1cm" svg:x="15.7cm" svg:y="1.1cm">
          <text:p text:style-name="P1">BUCHSE</text:p>
          <text:p text:style-name="P1">V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4.2cm" svg:height="2.2cm" svg:x="11.5cm" svg:y="4.6cm">
          <text:p text:style-name="P1">ENC28J60</text:p>
          <text:p text:style-name="P1">(LAN)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2cm" svg:height="3.1cm" svg:x="12.2cm" svg:y="1.1cm">
          <text:p text:style-name="P1">BUCHSE</text:p>
          <text:p text:style-name="P1">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2cm" svg:height="2.2cm" svg:x="11.2cm" svg:y="12.9cm">
          <text:p text:style-name="P1">DS1307</text:p>
          <text:p text:style-name="P1">(RT-Clock)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2cm" svg:height="2.2cm" svg:x="5.9cm" svg:y="12.9cm">
          <text:p text:style-name="P1">78S05</text:p>
          <text:p text:style-name="P1">(Power 5V)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.2cm" svg:height="3.1cm" svg:x="1.8cm" svg:y="12.5cm">
          <text:p text:style-name="P1">BUCHSE</text:p>
          <text:p text:style-name="P1">P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2cm" svg:height="3.1cm" svg:x="6.1cm" svg:y="1.2cm">
          <text:p text:style-name="P1">BUCHSE</text:p>
          <text:p text:style-name="P1">US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4.2cm" svg:height="2.2cm" svg:x="18.7cm" svg:y="8.7cm">
          <text:p text:style-name="P1">MAX3232</text:p>
          <text:p text:style-name="P1">(RS232)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2cm" svg:height="3.1cm" svg:x="2.1cm" svg:y="1cm">
          <text:p text:style-name="P1">BUCHSE</text:p>
          <text:p text:style-name="P1">SD-C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3.2cm" svg:height="3.1cm" svg:x="24.5cm" svg:y="10.6cm">
          <text:p text:style-name="P1">BUCHSE</text:p>
          <text:p text:style-name="P1">RS232</text:p>
          <text:p text:style-name="P1">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3.2cm" svg:height="3.1cm" svg:x="18.9cm" svg:y="1.1cm">
          <text:p text:style-name="P1">BUCHSE</text:p>
          <text:p text:style-name="P1"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0.5cm" svg:y1="4.2cm" svg:x2="18.9cm" svg:y2="4.6cm" draw:start-shape="id1" draw:start-glue-point="8" draw:end-shape="id2" draw:end-glue-point="0" svg:d="M20500 4200l-1600 400" svg:viewBox="0 0 1601 401">
          <text:p/>
        </draw:connector>
        <draw:connector draw:style-name="gr4" draw:text-style-name="P4" draw:layer="layout" draw:type="line" svg:x1="7.7cm" svg:y1="4.3cm" svg:x2="13.4cm" svg:y2="9.8cm" draw:start-shape="id3" draw:start-glue-point="8" draw:end-shape="id4" svg:d="M7700 4300l5700 5500" svg:viewBox="0 0 5701 5501">
          <text:p/>
        </draw:connector>
        <draw:connector draw:style-name="gr4" draw:text-style-name="P4" draw:layer="layout" draw:type="line" svg:x1="15.5cm" svg:y1="10.9cm" svg:x2="13.3cm" svg:y2="12.9cm" draw:start-shape="id4" draw:start-glue-point="2" draw:end-shape="id5" draw:end-glue-point="0" svg:d="M15500 10900l-2200 2000" svg:viewBox="0 0 2201 2001">
          <text:p/>
        </draw:connector>
        <draw:connector draw:style-name="gr4" draw:text-style-name="P4" draw:layer="layout" draw:type="line" svg:x1="17.6cm" svg:y1="9.8cm" svg:x2="18.7cm" svg:y2="9.8cm" draw:start-shape="id4" draw:start-glue-point="1" draw:end-shape="id6" draw:end-glue-point="3" svg:d="M17600 9800h1100" svg:viewBox="0 0 1101 1">
          <text:p/>
        </draw:connector>
        <draw:connector draw:style-name="gr5" draw:text-style-name="P4" draw:layer="layout" draw:type="line" svg:x1="13.6cm" svg:y1="6.8cm" svg:x2="15.5cm" svg:y2="8.7cm" draw:start-shape="id7" draw:start-glue-point="2" draw:end-shape="id4" draw:end-glue-point="0" svg:d="M13600 6800l1900 1900" svg:viewBox="0 0 1901 1901">
          <text:p/>
        </draw:connector>
        <draw:connector draw:style-name="gr6" draw:text-style-name="P4" draw:layer="layout" draw:type="line" svg:x1="15.5cm" svg:y1="8.7cm" svg:x2="18.9cm" svg:y2="6.8cm" draw:start-shape="id4" draw:start-glue-point="0" draw:end-shape="id2" draw:end-glue-point="2" svg:d="M15500 8700l3400-1900" svg:viewBox="0 0 3401 1901">
          <text:p/>
        </draw:connector>
        <draw:connector draw:style-name="gr4" draw:text-style-name="P4" draw:layer="layout" draw:type="line" svg:x1="21cm" svg:y1="5.7cm" svg:x2="22.7cm" svg:y2="5.7cm" draw:start-shape="id2" draw:end-shape="id8" draw:end-glue-point="3" svg:d="M21000 5700h1700" svg:viewBox="0 0 1701 1">
          <text:p/>
        </draw:connector>
        <draw:connector draw:style-name="gr4" draw:text-style-name="P4" draw:layer="layout" draw:type="line" svg:x1="13.6cm" svg:y1="4.6cm" svg:x2="13.8cm" svg:y2="4.2cm" draw:start-shape="id7" draw:start-glue-point="0" draw:end-shape="id9" draw:end-glue-point="8" svg:d="M13600 4600l200-400" svg:viewBox="0 0 201 401">
          <text:p/>
        </draw:connector>
        <draw:connector draw:style-name="gr4" draw:text-style-name="P4" draw:layer="layout" draw:type="line" svg:x1="22.9cm" svg:y1="9.8cm" svg:x2="24.5cm" svg:y2="12.15cm" draw:start-shape="id6" draw:end-shape="id10" draw:end-glue-point="6" svg:d="M22900 9800l1600 2350" svg:viewBox="0 0 1601 2351">
          <text:p/>
        </draw:connector>
        <draw:connector draw:style-name="gr5" draw:text-style-name="P4" draw:layer="layout" draw:type="line" svg:x1="3.7cm" svg:y1="4.1cm" svg:x2="13.4cm" svg:y2="9.8cm" draw:start-shape="id11" draw:start-glue-point="8" draw:end-shape="id4" draw:end-glue-point="3" svg:d="M3700 4100l9700 5700" svg:viewBox="0 0 9701 5701">
          <text:p/>
        </draw:connector>
        <draw:connector draw:style-name="gr5" draw:text-style-name="P4" draw:layer="layout" draw:type="line" svg:x1="15.5cm" svg:y1="10.9cm" svg:x2="18.4cm" svg:y2="12.8cm" draw:start-shape="id4" draw:start-glue-point="2" draw:end-shape="id12" draw:end-glue-point="0" svg:d="M15500 10900l2900 1900" svg:viewBox="0 0 2901 1901">
          <text:p/>
        </draw:connector>
        <draw:connector draw:style-name="gr4" draw:text-style-name="P4" draw:layer="layout" draw:type="line" svg:x1="5.9cm" svg:y1="14cm" svg:x2="5cm" svg:y2="14.05cm" draw:start-shape="id13" draw:end-shape="id14" svg:d="M5900 14000l-900 50" svg:viewBox="0 0 901 51">
          <text:p/>
        </draw:connector>
        <draw:custom-shape draw:style-name="gr2" draw:text-style-name="P3" xml:id="id15" draw:id="id15" draw:layer="layout" svg:width="4.2cm" svg:height="2.2cm" svg:x="5.9cm" svg:y="9.4cm">
          <text:p text:style-name="P1">78S33</text:p>
          <text:p text:style-name="P1">(Power 3.3V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cm" svg:y1="12.9cm" svg:x2="8cm" svg:y2="11.6cm" draw:start-shape="id13" draw:end-shape="id15" draw:end-glue-point="2" svg:d="M8000 12900v-1300" svg:viewBox="0 0 1 1301">
          <text:p/>
        </draw:connector>
        <draw:connector draw:style-name="gr4" draw:text-style-name="P4" draw:layer="layout" draw:type="line" svg:x1="10.1cm" svg:y1="14cm" svg:x2="11.2cm" svg:y2="14cm" draw:start-shape="id13" draw:start-glue-point="1" draw:end-shape="id5" draw:end-glue-point="3" svg:d="M10100 14000h1100" svg:viewBox="0 0 1101 1">
          <text:p/>
        </draw:connector>
        <draw:connector draw:style-name="gr4" draw:text-style-name="P4" draw:layer="layout" draw:type="line" svg:x1="17.3cm" svg:y1="4.2cm" svg:x2="18.9cm" svg:y2="4.6cm" draw:start-shape="id16" draw:start-glue-point="8" draw:end-shape="id2" draw:end-glue-point="0" svg:d="M17300 4200l1600 400" svg:viewBox="0 0 1601 401">
          <text:p/>
        </draw:connector>
        <draw:custom-shape draw:style-name="gr3" draw:text-style-name="P3" xml:id="id20" draw:id="id20" draw:layer="layout" svg:width="3.2cm" svg:height="3.1cm" svg:x="25.4cm" svg:y="1.5cm">
          <text:p text:style-name="P1">BUCHSE</text:p>
          <text:p text:style-name="P1">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2cm" svg:height="3.1cm" svg:x="9.7cm" svg:y="1.7cm">
          <text:p text:style-name="P1">BUCHSE</text:p>
          <text:p text:style-name="P1">LAN 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2cm" svg:height="3.1cm" svg:x="1cm" svg:y="3.3cm">
          <text:p text:style-name="P1">BUCHSE</text:p>
          <text:p text:style-name="P1">SD-Card </text:p>
          <text:p text:style-name="P1">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7" draw:id="id17" draw:layer="layout" svg:width="3.2cm" svg:height="3.1cm" svg:x="2.7cm" svg:y="6cm">
          <text:p text:style-name="P1">BUCHSE</text:p>
          <text:p text:style-name="P1">I/O</text:p>
          <text:p text:style-name="P1">Exten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9cm" svg:y1="7.55cm" svg:x2="13.4cm" svg:y2="9.8cm" draw:start-shape="id17" draw:start-glue-point="10" draw:end-shape="id4" svg:d="M5900 7550l7500 2250" svg:viewBox="0 0 7501 2251">
          <text:p/>
        </draw:connector>
        <draw:frame draw:style-name="gr9" draw:text-style-name="P7" draw:layer="layout" svg:width="2.437cm" svg:height="0.962cm" svg:x="17.563cm" svg:y="7.3cm">
          <draw:text-box>
            <text:p><text:span text:style-name="T2">RS232</text:span></text:p>
          </draw:text-box>
        </draw:frame>
        <draw:frame draw:style-name="gr10" draw:text-style-name="P8" draw:layer="layout" svg:width="1.526cm" svg:height="0.962cm" svg:x="13.5cm" svg:y="7.338cm">
          <draw:text-box>
            <text:p><text:span text:style-name="T3">SPI</text:span></text:p>
          </draw:text-box>
        </draw:frame>
        <draw:frame draw:style-name="gr10" draw:text-style-name="P8" draw:layer="layout" svg:width="1.526cm" svg:height="0.962cm" svg:x="6.974cm" svg:y="5.8cm">
          <draw:text-box>
            <text:p><text:span text:style-name="T3">SPI</text:span></text:p>
          </draw:text-box>
        </draw:frame>
        <draw:frame draw:style-name="gr11" draw:text-style-name="P7" draw:layer="layout" svg:width="1.488cm" svg:height="0.962cm" svg:x="21.122cm" svg:y="5.733cm">
          <draw:text-box>
            <text:p>I2C</text:p>
          </draw:text-box>
        </draw:frame>
        <draw:frame draw:style-name="gr10" draw:text-style-name="P8" draw:layer="layout" svg:width="1.526cm" svg:height="0.962cm" svg:x="16.774cm" svg:y="11.438cm">
          <draw:text-box>
            <text:p><text:span text:style-name="T3">SPI</text:span></text:p>
          </draw:text-box>
        </draw:frame>
        <draw:frame draw:style-name="gr11" draw:text-style-name="P7" draw:layer="layout" svg:width="1.488cm" svg:height="0.962cm" svg:x="13.4cm" svg:y="11.438cm">
          <draw:text-box>
            <text:p>I2C</text:p>
          </draw:text-box>
        </draw:frame>
        <draw:custom-shape draw:style-name="gr1" draw:text-style-name="P2" draw:layer="layout" svg:width="4.2cm" svg:height="2.2cm" svg:x="22.1cm" svg:y="15.2cm">
          <text:p text:style-name="P1">ESP32</text:p>
          <text:p text:style-name="P1">(MC/CPU)</text:p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2.2cm" svg:height="2.3cm" svg:x="10.8cm" svg:y="9.8cm">
          <text:p text:style-name="P1">JT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cm" svg:y1="10.95cm" svg:x2="13.4cm" svg:y2="9.8cm" draw:start-shape="id18" draw:start-glue-point="10" draw:end-shape="id4" svg:d="M13000 10950l400-1150" svg:viewBox="0 0 401 1151">
          <text:p/>
        </draw:connector>
        <draw:frame draw:style-name="gr13" draw:text-style-name="P7" draw:layer="layout" svg:width="0.853cm" svg:height="0.962cm" svg:x="2.547cm" svg:y="8.7cm">
          <draw:text-box>
            <text:p>?</text:p>
          </draw:text-box>
        </draw:frame>
        <draw:custom-shape draw:style-name="gr3" draw:text-style-name="P3" xml:id="id19" draw:id="id19" draw:layer="layout" svg:width="3.2cm" svg:height="3.1cm" svg:x="22.2cm" svg:y="1cm">
          <text:p text:style-name="P1">BUCHSE</text:p>
          <text:p text:style-name="P1"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8.9cm" svg:y1="4.6cm" svg:x2="23.8cm" svg:y2="4.1cm" draw:start-shape="id2" draw:start-glue-point="0" draw:end-shape="id19" draw:end-glue-point="8" svg:d="M18900 4600l4900-500" svg:viewBox="0 0 4901 501">
          <text:p/>
        </draw:connector>
        <draw:connector draw:style-name="gr4" draw:text-style-name="P4" draw:layer="layout" draw:type="line" svg:x1="18.9cm" svg:y1="4.6cm" svg:x2="25.868cm" svg:y2="4.146cm" draw:start-shape="id2" draw:start-glue-point="0" draw:end-shape="id20" draw:end-glue-point="7" svg:d="M18900 4600l6968-454" svg:viewBox="0 0 6969 455">
          <text:p/>
        </draw:connector>
        <draw:custom-shape draw:style-name="gr3" draw:text-style-name="P3" xml:id="id21" draw:id="id21" draw:layer="layout" svg:width="3.2cm" svg:height="3.1cm" svg:x="24.7cm" svg:y="7.4cm">
          <text:p text:style-name="P1">BUCHSE</text:p>
          <text:p text:style-name="P1">RS232</text:p>
          <text:p text:style-name="P1">Prope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9cm" svg:y1="9.8cm" svg:x2="24.7cm" svg:y2="8.95cm" draw:start-shape="id6" draw:start-glue-point="1" draw:end-shape="id21" svg:d="M22900 9800l1800-850" svg:viewBox="0 0 1801 851">
          <text:p/>
        </draw:connector>
        <draw:connector draw:style-name="gr4" draw:text-style-name="P4" draw:layer="layout" draw:type="line" svg:x1="18.9cm" svg:y1="6.8cm" svg:x2="20.8cm" svg:y2="8.7cm" draw:start-shape="id2" draw:start-glue-point="2" draw:end-shape="id6" draw:end-glue-point="0" svg:d="M18900 6800l1900 1900" svg:viewBox="0 0 19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22:30:37.683000000</meta:creation-date>
    <dc:date>2020-03-13T20:06:46.267000000</dc:date>
    <meta:editing-duration>PT5H31M28S</meta:editing-duration>
    <meta:editing-cycles>23</meta:editing-cycles>
    <meta:generator>LibreOffice/6.0.6.2$Windows_X86_64 LibreOffice_project/0c292870b25a325b5ed35f6b45599d2ea4458e77</meta:generator>
    <meta:document-statistic meta:object-count="52"/>
  </office:meta>
</office:document-meta>
</file>